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54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nné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marque</text:p>
          </table:table-cell>
        </table:table-row>
        <table:table-row table:style-name="ro1">
          <table:table-cell office:value-type="string" calcext:value-type="string">
            <text:p>cu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_last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_first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_add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_zip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_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_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_ph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_passw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_add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_update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_last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_first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_add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_zip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_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_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_ph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_sa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_enter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_date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_date_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_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_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_add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_zip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_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_ph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_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de paiement à défin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re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res_auth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res_e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res_author_u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res_author_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res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res_date_gm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res_cont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_auth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_date_gm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_cont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_tit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_comment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_mod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_modified_gm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_comment_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blog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blog_auth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blog_e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blog_author_u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blog_author_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blog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blog_date_gm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blog_res_cont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_parent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d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d_langua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1T09:30:53.061000000</meta:creation-date>
    <dc:date>2021-01-21T18:31:40.088000000</dc:date>
    <meta:editing-duration>PT34M43S</meta:editing-duration>
    <meta:editing-cycles>1</meta:editing-cycles>
    <meta:document-statistic meta:table-count="1" meta:cell-count="82" meta:object-count="0"/>
    <meta:generator>LibreOffice/7.0.3.1$Windows_X86_64 LibreOffice_project/d7547858d014d4cf69878db179d326fc3483e082</meta:generator>
  </office:meta>
</office:document-meta>
</file>